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draw:fill="solid" draw:fill-color="#999999" draw:textarea-horizontal-align="center" draw:textarea-vertical-align="middle" loext:decorative="false"/>
    </style:style>
    <style:style style:name="gr2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gr3" style:family="graphic" style:parent-style-name="standard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3.368cm" svg:height="4.91cm" svg:x="3.317cm" svg:y="3.139cm" svg:viewBox="0 0 3369 4911" svg:d="M1839 2314c769-118 1511 166 1530 1080s-669 1313-1350 1458c-681 144-1391 40-1826-471-85-130 516-810 600-644 220 441 719 438 1050 422 332-16 1203-188 829-752-374-563-1089-281-1649-333s-1249-571-951-1572c297-1000 1198-1470 1980-1500 781-31 1135 390 1251 839 41 161-650 693-682 451-60-566-1253-820-1808-57-554 763 257 1197 1026 1079z">
          <text:p/>
        </draw:path>
        <draw:path draw:style-name="gr2" draw:text-style-name="P1" draw:layer="layout" svg:width="0.902cm" svg:height="0.661cm" draw:transform="skewX (0.001221730476396) rotate (-2.1556561591382) translate (6.7537906519274cm 4.0454624998279cm)" svg:viewBox="0 0 903 662" svg:d="M527 644c137-64 329-219 367-367 35-139-27-185-184-243-155-57-351-32-459-4-276 72-309 187-173 370 136 182 313 309 449 244z">
          <text:p/>
        </draw:path>
        <draw:path draw:style-name="gr2" draw:text-style-name="P1" draw:layer="layout" svg:width="0.902cm" svg:height="0.661cm" draw:transform="rotate (-2.15687788961459) translate (4.25262447873198cm 6.9516281084625cm)" svg:viewBox="0 0 903 662" svg:d="M527 644c137-64 329-219 367-367 35-139-27-185-184-243-155-57-351-32-459-3-276 72-309 187-173 370 136 181 313 308 449 243z">
          <text:p/>
        </draw:path>
        <draw:path draw:style-name="gr3" draw:text-style-name="P1" draw:layer="layout" svg:width="0.957cm" svg:height="1.46cm" draw:transform="rotate (-0.386066830541146) translate (5.4673266321704cm 1.371241976327cm)" svg:viewBox="0 0 958 1461" svg:d="M957 231c-14 217-426 1087-545 1208-118 121-449-286-409-418 40-133 295-779 310-940s658-67 644 150z">
          <text:p/>
        </draw:path>
        <draw:path draw:style-name="gr2" draw:text-style-name="P1" draw:layer="layout" svg:width="0.903cm" svg:height="0.66cm" draw:transform="skewX (0.00122173047639597) rotate (-2.15652882376419) translate (6.5248736382088cm 1.5581954926457cm)" svg:viewBox="0 0 904 661" svg:d="M527 644c137-64 329-219 367-367 35-139-27-185-184-243-156-57-351-32-459-3-277 72-309 187-173 369s313 309 449 244z">
          <text:p/>
        </draw:path>
        <draw:path draw:style-name="gr2" draw:text-style-name="P1" draw:layer="layout" svg:width="0.835cm" svg:height="0.55cm" draw:transform="skewX (0.00139626340159544) rotate (-2.15705242253979) translate (5.73747251996358cm 2.332024110951cm)" svg:viewBox="0 0 836 551" svg:d="M434 549c171-16 339-143 390-251 50-108-64-201-193-254-131-52-269-66-432 3s-262 183-153 322c109 138 218 195 388 180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18T14:16:12.493000000</dc:date>
    <meta:editing-duration>PT2M54S</meta:editing-duration>
    <meta:editing-cycles>3</meta:editing-cycles>
    <meta:generator>LibreOffice/24.2.4.2$Windows_X86_64 LibreOffice_project/51a6219feb6075d9a4c46691dcfe0cd9c4fff3c2</meta:generator>
    <meta:document-statistic meta:object-count="6"/>
  </office:meta>
</office:document-meta>
</file>